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b8d5" officeooo:paragraph-rsid="0006b8d5" style:font-weight-asian="bold" style:font-weight-complex="bold"/>
    </style:style>
    <style:style style:name="P2" style:family="paragraph" style:parent-style-name="Standard" style:list-style-name="L1">
      <style:text-properties fo:font-weight="bold" officeooo:rsid="0006b8d5" officeooo:paragraph-rsid="0006b8d5" style:font-weight-asian="bold" style:font-weight-complex="bold"/>
    </style:style>
    <style:style style:name="P3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6b8d5" officeooo:paragraph-rsid="0006b8d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6daef" officeooo:paragraph-rsid="0006dae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 of questions to practice on </text:p>
      <text:p text:style-name="P3"/>
      <text:list xml:id="list1137697552" text:style-name="L2">
        <text:list-item>
          <text:p text:style-name="P5">reverseString : </text:p>
          <text:list>
            <text:list-item>
              <text:p text:style-name="P5"/>
            </text:list-item>
          </text:list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53:57.633533385</meta:creation-date>
    <dc:date>2019-02-22T17:05:45.262204908</dc:date>
    <meta:editing-duration>PT11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3" meta:character-count="57" meta:non-whitespace-character-count="46"/>
  </office:meta>
</office:document-meta>
</file>